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rrorException.ServerErrorException( String reason , MethodParameter parameter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ErrorException.ServerErrorException( String reas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ErrorException.get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rrorException.get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rrorException.ServerErrorException( String reason , Method handlerMethod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